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f2c1" officeooo:paragraph-rsid="0002f2c1"/>
    </style:style>
    <style:style style:name="P2" style:family="paragraph" style:parent-style-name="Standard">
      <style:paragraph-properties fo:text-align="center" style:justify-single-word="false"/>
      <style:text-properties fo:font-size="21pt" fo:font-weight="bold" officeooo:rsid="0002f2c1" officeooo:paragraph-rsid="0002f2c1" style:font-size-asian="21pt" style:font-weight-asian="bold" style:font-size-complex="21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officeooo:rsid="0002f2c1" officeooo:paragraph-rsid="0002f2c1" style:font-size-asian="14pt" style:font-size-complex="14pt"/>
    </style:style>
    <style:style style:name="P4" style:family="paragraph" style:parent-style-name="Standard">
      <style:text-properties officeooo:rsid="000369b4" officeooo:paragraph-rsid="000369b4"/>
    </style:style>
    <style:style style:name="P5" style:family="paragraph" style:parent-style-name="Standard">
      <style:text-properties officeooo:rsid="000369b4" officeooo:paragraph-rsid="00123e09"/>
    </style:style>
    <style:style style:name="P6" style:family="paragraph" style:parent-style-name="Standard">
      <style:text-properties officeooo:rsid="00071a16" officeooo:paragraph-rsid="00071a16"/>
    </style:style>
    <style:style style:name="P7" style:family="paragraph" style:parent-style-name="Standard">
      <style:text-properties officeooo:rsid="0009dcd3" officeooo:paragraph-rsid="0009dcd3"/>
    </style:style>
    <style:style style:name="P8" style:family="paragraph" style:parent-style-name="Standard" style:list-style-name="L1">
      <style:text-properties fo:font-size="14pt" fo:font-weight="bold" officeooo:rsid="000369b4" officeooo:paragraph-rsid="000369b4" style:font-size-asian="14pt" style:font-weight-asian="bold" style:font-size-complex="14pt" style:font-weight-complex="bold"/>
    </style:style>
    <style:style style:name="P9" style:family="paragraph" style:parent-style-name="Standard" style:list-style-name="L2">
      <style:text-properties officeooo:rsid="00058d1f" officeooo:paragraph-rsid="00058d1f"/>
    </style:style>
    <style:style style:name="P10" style:family="paragraph" style:parent-style-name="Standard">
      <style:text-properties officeooo:rsid="000aba75" officeooo:paragraph-rsid="001ad408"/>
    </style:style>
    <style:style style:name="P11" style:family="paragraph" style:parent-style-name="Standard">
      <style:text-properties officeooo:rsid="001cf264" officeooo:paragraph-rsid="001cf264"/>
    </style:style>
    <style:style style:name="T1" style:family="text">
      <style:text-properties officeooo:rsid="000454d5"/>
    </style:style>
    <style:style style:name="T2" style:family="text">
      <style:text-properties officeooo:rsid="00062337"/>
    </style:style>
    <style:style style:name="T3" style:family="text">
      <style:text-properties officeooo:rsid="0007ea1e"/>
    </style:style>
    <style:style style:name="T4" style:family="text">
      <style:text-properties officeooo:rsid="0009dcd3"/>
    </style:style>
    <style:style style:name="T5" style:family="text">
      <style:text-properties officeooo:rsid="000c857f"/>
    </style:style>
    <style:style style:name="T6" style:family="text">
      <style:text-properties officeooo:rsid="00123e09"/>
    </style:style>
    <style:style style:name="T7" style:family="text">
      <style:text-properties officeooo:rsid="001977e4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 z rozwiązania problemu<text:line-break/>Rozpoznawanie płci na podstawie nagrania głosu</text:p>
      <text:p text:style-name="P1"/>
      <text:p text:style-name="P3">Mateusz Urbaniak, I1 127345</text:p>
      <text:p text:style-name="P1"/>
      <text:list xml:id="list5029483116794377839" text:style-name="L1">
        <text:list-item>
          <text:p text:style-name="P8">Wstęp</text:p>
        </text:list-item>
      </text:list>
      <text:p text:style-name="P4"><text:span text:style-name="T7">Z</text:span>adanie <text:span text:style-name="T1">polegało na rozpoznawaniu płci na podstawie pliku WAV zawierającego nagranie głosu powiązanej osoby. W rozwiązaniu tego problemu skorzystaliśmy z bibliotek:</text:span></text:p>
      <text:list xml:id="list5386833814767724089" text:style-name="L2">
        <text:list-item>
          <text:p text:style-name="P9">scipy</text:p>
        </text:list-item>
        <text:list-item>
          <text:p text:style-name="P9">numpy</text:p>
        </text:list-item>
        <text:list-item>
          <text:p text:style-name="P9">glob (wyłącznie do testów – <text:span text:style-name="T2">uproszczone </text:span>wczytanie całego folderu z plikami WAV)</text:p>
        </text:list-item>
      </text:list>
      <text:p text:style-name="P6">Rozwiązanie otrzymuje się po podaniu jako argumentu wejściowego programu nazwy pliku o rozszerzeniu WAV. Znak ‘M’ oznacza rozpoznany głos męski, znak ‘K’ rozpoznanie <text:span text:style-name="T3">kobiecego głosu.</text:span></text:p>
      <text:list xml:id="list234840131587177" text:continue-list="list5029483116794377839" text:style-name="L1">
        <text:list-item>
          <text:p text:style-name="P8">Opis algorytmu</text:p>
        </text:list-item>
      </text:list>
      <text:p text:style-name="P7">W programie, korzystam z 3 funkcji (pozostałe używane wyłącznie do testowania skuteczności algorytmu): voice_gender_recognition (główna procedura programu), <text:s/><text:span text:style-name="T7">HPS i filter_frequencies.</text:span></text:p>
      <text:p text:style-name="P10">Funkcja <text:span text:style-name="T4">voice_gender_recognition </text:span>przyjmuje jako argument nazwę pliku WAV, a następnie otwiera zadany plik korzystając modułu biblioteki scipy. <text:span text:style-name="T5">Wyciągamy średnią z obu kanałów dźwięku, a następnie następnie funkcja voice_gender_recognition korzysta z funkcji hps, która na wejściu przyjmuje sygnał i częstotliwość próbkowania. Funkcja ta jest implementacją algorytmu HPS (Harmonic Product Spectrum). Jako parametry przyjąłem liczbę downsamplingów równą 5, dla FFT liczbę próbek równą 524288, wartości dobrane testowo. Funkcja zwraca 1/5 próbek. Następnie, jeśli najczęściej występująca częstotliwość jest w zakresie ludzkiego głosu (między 50 a 255 ), wartości większe od 160 to głosy żeńskie, wartości mniejsze lub równe 160 to żeńskie.</text:span></text:p>
      <text:p text:style-name="P11">W przeciwnym wypadku, sumujemy wartości głosów z przedziału żeńskiego (od 160 do 255) i wartości głosów z przedziału męskiego (do 50 do 160). Jeśli suma wartości męskich jest większa od sumy wartości zeńśkich, to oznaczamy głos jako męski. W przeciwnym wypadku, oznaczamy głos jako żeński.</text:p>
      <text:list xml:id="list234838652138816" text:continue-numbering="true" text:style-name="L1">
        <text:list-item>
          <text:p text:style-name="P8">Skuteczność</text:p>
        </text:list-item>
      </text:list>
      <text:p text:style-name="P5">Skuteczność <text:span text:style-name="T6">algorytmu obliczyłem na podstawie zadanego zbioru plików spod adresu:<text:line-break/></text:span><text:a xlink:type="simple" xlink:href="https://www.google.com/url?q=http://www.cs.put.poznan.pl/wjaskowski/pub/teaching/kck/gender/train.zip&amp;sa=D&amp;ust=1516057941097000&amp;usg=AFQjCNEU2Orl1WDDKtPhyYohTLmWpG7kJg" text:style-name="Internet_20_link" text:visited-style-name="Visited_20_Internet_20_Link"><text:span text:style-name="T6">https://www.google.com/url?q=http://www.cs.put.poznan.pl/wjaskowski/pub/teaching/kck/gender/train.zip&amp;sa=D&amp;ust=1516057941097000&amp;usg=AFQjCNEU2Orl1WDDKtPhyYohTLmWpG7kJg</text:span></text:a><text:span text:style-name="T6"><text:line-break/>Osiągnięta skuteczność algorytmu wynosi ~~83%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23:21:34.387327677</meta:creation-date>
    <dc:date>2018-02-10T23:48:38.238576349</dc:date>
    <meta:editing-duration>PT48M40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262" meta:character-count="2086" meta:non-whitespace-character-count="1842"/>
  </office:meta>
</office:document-meta>
</file>